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álny" style:master-page-name="MP0" style:family="paragraph">
      <style:paragraph-properties fo:break-before="page" fo:text-align="center"/>
      <style:text-properties fo:font-weight="bold" style:font-weight-asian="bold" style:font-weight-complex="bold" fo:font-size="48pt" style:font-size-asian="48pt" style:font-size-complex="48pt"/>
    </style:style>
    <style:style style:name="P2" style:parent-style-name="Normálny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T3" style:parent-style-name="Predvolenépísmoodseku" style:family="text">
      <style:text-properties fo:font-size="15pt" style:font-size-asian="15pt" style:font-size-complex="15pt"/>
    </style:style>
    <style:style style:name="T4" style:parent-style-name="Hypertextovéprepojenie" style:family="text">
      <style:text-properties fo:font-size="15pt" style:font-size-asian="15pt" style:font-size-complex="15pt"/>
    </style:style>
    <style:style style:name="P5" style:parent-style-name="Normálny" style:family="paragraph">
      <style:text-properties fo:font-size="15pt" style:font-size-asian="15pt" style:font-size-complex="15pt"/>
    </style:style>
    <style:style style:name="T6" style:parent-style-name="Predvolenépísmoodseku" style:family="text">
      <style:text-properties fo:font-size="15pt" style:font-size-asian="15pt" style:font-size-complex="15pt"/>
    </style:style>
    <style:style style:name="T7" style:parent-style-name="Predvolenépísmoodseku" style:family="text">
      <style:text-properties fo:font-size="15pt" style:font-size-asian="15pt" style:font-size-complex="15pt"/>
    </style:style>
    <style:style style:name="T8" style:parent-style-name="Predvolenépísmoodseku" style:family="text">
      <style:text-properties fo:font-size="15pt" style:font-size-asian="15pt" style:font-size-complex="15pt"/>
    </style:style>
    <style:style style:name="T9" style:parent-style-name="Predvolenépísmoodseku" style:family="text">
      <style:text-properties fo:font-size="15pt" style:font-size-asian="15pt" style:font-size-complex="15pt"/>
    </style:style>
    <style:style style:name="T10" style:parent-style-name="Predvolenépísmoodseku" style:family="text">
      <style:text-properties fo:font-size="15pt" style:font-size-asian="15pt" style:font-size-complex="15pt"/>
    </style:style>
    <style:style style:name="T11" style:parent-style-name="Hypertextovéprepojenie" style:family="text">
      <style:text-properties fo:font-size="15pt" style:font-size-asian="15pt" style:font-size-complex="15pt"/>
    </style:style>
    <style:style style:name="P12" style:parent-style-name="Normálny" style:family="paragraph">
      <style:text-properties fo:font-size="15pt" style:font-size-asian="15pt" style:font-size-complex="15pt"/>
    </style:style>
    <style:style style:name="P13" style:parent-style-name="Normálny" style:family="paragraph">
      <style:text-properties fo:font-size="15pt" style:font-size-asian="15pt" style:font-size-complex="15pt"/>
    </style:style>
  </office:automatic-styles>
  <office:body>
    <office:text text:use-soft-page-breaks="true">
      <text:p text:style-name="P1">PC Games Sales</text:p>
      <text:p text:style-name="P2"/>
      <text:p text:style-name="Normálny"><text:span text:style-name="T3">Link na databázu:<text:s/></text:span><text:a xlink:href="https://www.kaggle.com/datasets/khaiid/most-selling-pc-games" office:target-frame-name="_top" xlink:show="replace"><text:span text:style-name="T4">tu</text:span></text:a></text:p>
      <text:p text:style-name="P5"/>
      <text:p text:style-name="Normálny"><text:span text:style-name="T6">Čo je to za databázu:<text:s/></text:span><text:span text:style-name="T7">Databáza obsahuje informácie ohľadom<text:s/></text:span><text:span text:style-name="T8">ohľadom hier ktoré sú na najpop</text:span><text:span text:style-name="T9">lárnejšie, potom ich štúdia a ich tvorcovia.</text:span><text:line-break/><text:line-break/><text:span text:style-name="T10">Kód:<text:s/></text:span><text:a xlink:href="https://www.kaggle.com/code/efeu231/final-project-about-pc-games" office:target-frame-name="_top" xlink:show="replace"><text:span text:style-name="T11">tu</text:span><text:line-break/></text:a></text:p>
      <text:p text:style-name="P12">Popis kódu:<text:s/>Najprv si ten kód otvorí tabuľku s hrami a pozrie sa čo v nej je <text:s/>teda prvé riadky, aké má stĺpce a aké sú základné čísla. Potom si z nej vytiahne najpredávanejšie hry skontroluje ktoré žánre zarábajú najviac a ktorí vývojári či vydavatelia sa objavujú najčastejšie. Ďalej si prepočíta štatistiky aby bolo jasné aké sú priemery alebo extrémy v dátach. Keďže má aj stĺpec s dátumom vydania, tak ho prekonvertuje na skutočný dátum aby sa dalo spraviť rozloženie podľa rokov. A nakoniec všetko ukáže na grafoch<text:s/>napr.<text:s/>rozdelenie rokov vydania,<text:s/>najčastejšie žánre<text:s/>alebo<text:s/>distribúciu predajov.</text:p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adpis2" style:display-name="Nadpis 2" style:family="paragraph" style:parent-style-name="Normálny" style:next-style-name="Normálny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Odsekzoznamu" style:display-name="Odsek zoznamu" style:family="paragraph" style:parent-style-name="Normálny">
      <style:paragraph-properties fo:margin-left="0.5in">
        <style:tab-stops/>
      </style:paragraph-properties>
      <style:text-properties fo:hyphenate="false"/>
    </style:style>
    <style:style style:name="Hypertextovéprepojenie" style:display-name="Hypertextové prepojenie" style:family="text" style:parent-style-name="Predvolenépísmoodseku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úš  Čuchor</meta:initial-creator>
    <dc:creator>Matúš  Čuchor</dc:creator>
    <meta:creation-date>2025-09-11T19:47:00Z</meta:creation-date>
    <dc:date>2025-09-11T19:47:00Z</dc:date>
    <meta:template xlink:href="Normal.dotm" xlink:type="simple"/>
    <meta:editing-cycles>1</meta:editing-cycles>
    <meta:editing-duration>PT0S</meta:editing-duration>
    <meta:document-statistic meta:page-count="1" meta:paragraph-count="1" meta:word-count="141" meta:character-count="944" meta:row-count="6" meta:non-whitespace-character-count="804"/>
  </office:meta>
</office:document-meta>
</file>